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F0" style:family="paragraph">
      <style:paragraph-properties fo:break-before="page"/>
    </style:style>
    <style:style style:name="P2" style:parent-style-name="Geenafstand" style:family="paragraph">
      <style:paragraph-properties fo:text-align="end"/>
    </style:style>
    <style:style style:name="T3" style:parent-style-name="Standaardalinea-lettertype" style:family="text">
      <style:text-properties fo:color="#595959" fo:font-size="14pt" style:font-size-asian="14pt" style:font-size-complex="14pt" fo:language="nl" fo:country="NL"/>
    </style:style>
    <style:style style:name="P4" style:parent-style-name="Geenafstand" style:family="paragraph">
      <style:paragraph-properties fo:text-align="end"/>
    </style:style>
    <style:style style:name="T5" style:parent-style-name="Standaardalinea-lettertype" style:family="text">
      <style:text-properties fo:color="#595959" fo:font-size="9pt" style:font-size-asian="9pt" style:font-size-complex="9pt"/>
    </style:style>
    <style:style style:name="P6" style:parent-style-name="Geenafstand" style:family="paragraph">
      <style:paragraph-properties fo:text-align="end"/>
      <style:text-properties fo:color="#4472C4" fo:font-size="14pt" style:font-size-asian="14pt" style:font-size-complex="14pt"/>
    </style:style>
    <style:style style:name="P7" style:parent-style-name="Standaard" style:family="paragraph">
      <style:paragraph-properties fo:text-align="end"/>
    </style:style>
    <style:style style:name="T8" style:parent-style-name="Standaardalinea-lettertype" style:family="text">
      <style:text-properties fo:text-transform="uppercase" fo:color="#4472C4" fo:font-size="32pt" style:font-size-asian="32pt" style:font-size-complex="32pt"/>
    </style:style>
    <style:style style:name="P9" style:parent-style-name="Standaard" style:family="paragraph">
      <style:paragraph-properties fo:text-align="end"/>
    </style:style>
    <style:style style:name="T10" style:parent-style-name="Standaardalinea-lettertype" style:family="text">
      <style:text-properties fo:color="#404040" fo:font-size="18pt" style:font-size-asian="18pt" style:font-size-complex="18pt"/>
    </style:style>
    <style:style style:name="P11" style:parent-style-name="Standaard" style:family="paragraph">
      <style:paragraph-properties fo:break-before="page"/>
    </style:style>
    <style:style style:name="P12" style:parent-style-name="Lijstalinea" style:family="paragraph"/>
    <style:style style:name="P13" style:parent-style-name="Lijstalinea" style:family="paragraph"/>
    <style:style style:name="P14" style:parent-style-name="Lijstalinea" style:family="paragraph"/>
    <style:style style:name="P15" style:parent-style-name="Lijstalinea" style:family="paragraph"/>
    <style:style style:name="P16" style:parent-style-name="Lijstalinea" style:family="paragraph"/>
    <style:style style:name="P17" style:parent-style-name="Lijstalinea" style:family="paragraph"/>
    <style:style style:name="P18" style:parent-style-name="Lijstalinea" style:family="paragraph"/>
    <style:style style:name="P19" style:parent-style-name="Lijstalinea" style:family="paragraph"/>
    <style:style style:name="P20" style:parent-style-name="Lijstalinea" style:family="paragraph"/>
    <style:style style:name="P21" style:parent-style-name="Lijstalinea" style:family="paragraph"/>
    <style:style style:name="P22" style:parent-style-name="Lijstalinea" style:family="paragraph"/>
    <style:style style:name="P23" style:parent-style-name="Lijstalinea" style:family="paragraph"/>
    <style:style style:name="P24" style:parent-style-name="Lijstalinea" style:family="paragraph"/>
    <style:style style:name="P25" style:parent-style-name="Lijstalinea" style:family="paragraph"/>
    <style:style style:name="P26" style:parent-style-name="Lijstalinea" style:family="paragraph"/>
    <style:style style:name="P27" style:parent-style-name="Lijstalinea" style:family="paragraph"/>
    <style:style style:name="P28" style:parent-style-name="Lijstalinea" style:family="paragraph">
      <style:paragraph-properties fo:margin-left="1in">
        <style:tab-stops/>
      </style:paragraph-properties>
    </style:style>
    <style:style style:name="P29" style:parent-style-name="Lijstalinea" style:family="paragraph">
      <style:paragraph-properties fo:margin-left="1in">
        <style:tab-stops/>
      </style:paragraph-properties>
    </style:style>
    <style:style style:name="P30" style:parent-style-name="Standaard" style:family="paragraph">
      <style:paragraph-properties fo:break-before="page"/>
    </style:style>
    <style:style style:name="P31" style:parent-style-name="Lijstalinea" style:family="paragraph"/>
    <style:style style:name="P32" style:parent-style-name="Lijstalinea" style:family="paragraph"/>
    <style:style style:name="P33" style:parent-style-name="Lijstalinea" style:family="paragraph"/>
    <style:style style:name="P34" style:parent-style-name="Lijstalinea" style:family="paragraph"/>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P39" style:parent-style-name="Kop1" style:family="paragraph">
      <style:paragraph-properties fo:break-before="page"/>
    </style:style>
    <style:style style:name="P40" style:parent-style-name="Lijstalinea" style:family="paragraph"/>
    <style:style style:name="P41" style:parent-style-name="Lijstalinea" style:family="paragraph"/>
    <style:style style:name="P42" style:parent-style-name="Lijstalinea" style:family="paragraph"/>
    <style:style style:name="P43" style:parent-style-name="Lijstalinea" style:family="paragraph"/>
    <style:style style:name="P44" style:parent-style-name="Lijstalinea" style:family="paragraph"/>
    <style:style style:name="P45" style:parent-style-name="Lijstalinea" style:family="paragraph"/>
    <style:style style:name="P46" style:parent-style-name="Lijstalinea" style:family="paragraph"/>
    <style:style style:name="P47" style:parent-style-name="Lijstalinea" style:family="paragraph"/>
    <style:style style:name="P48" style:parent-style-name="Lijstalinea" style:family="paragraph"/>
    <style:style style:name="P49" style:parent-style-name="Lijstalinea" style:family="paragraph"/>
    <style:style style:name="P50" style:parent-style-name="Lijstalinea" style:family="paragraph"/>
    <style:style style:name="P51" style:parent-style-name="Lijstalinea" style:family="paragraph"/>
    <style:style style:name="P52" style:parent-style-name="Lijstalinea" style:family="paragraph"/>
    <style:style style:name="P53" style:parent-style-name="Lijstalinea" style:family="paragraph"/>
    <style:style style:name="P54" style:parent-style-name="Lijstalinea" style:family="paragraph"/>
    <style:style style:name="P55" style:parent-style-name="Lijstalinea" style:family="paragraph"/>
    <style:style style:name="P56" style:parent-style-name="Lijstalinea" style:family="paragraph"/>
    <style:style style:name="P57" style:parent-style-name="Lijstalinea" style:family="paragraph"/>
    <style:style style:name="P58" style:parent-style-name="Lijstalinea" style:family="paragraph"/>
    <style:style style:name="P59" style:parent-style-name="Lijstalinea" style:family="paragraph"/>
    <style:style style:name="P60" style:parent-style-name="Lijstalinea" style:family="paragraph"/>
    <style:style style:name="P61" style:parent-style-name="Lijstalinea" style:family="paragraph"/>
    <style:style style:name="P62" style:parent-style-name="Lijstalinea" style:family="paragraph"/>
    <style:style style:name="P63" style:parent-style-name="Lijstalinea" style:family="paragraph"/>
    <style:style style:name="P64" style:parent-style-name="Lijstalinea" style:family="paragraph"/>
    <style:style style:name="P65" style:parent-style-name="Lijstalinea" style:family="paragraph"/>
    <style:style style:name="P66" style:parent-style-name="Lijstalinea" style:family="paragraph"/>
    <style:style style:name="P67" style:parent-style-name="Lijstalinea" style:family="paragraph"/>
    <style:style style:name="P68" style:parent-style-name="Lijstalinea" style:family="paragraph"/>
    <style:style style:name="P69" style:parent-style-name="Lijstalinea" style:family="paragraph"/>
    <style:style style:name="P70" style:parent-style-name="Lijstalinea" style:family="paragraph"/>
    <style:style style:name="P71" style:parent-style-name="Lijstalinea" style:family="paragraph"/>
    <style:style style:name="P72" style:parent-style-name="Lijstalinea" style:family="paragraph"/>
    <style:style style:name="P73" style:parent-style-name="Lijstalinea" style:family="paragraph">
      <style:paragraph-properties fo:margin-left="0in">
        <style:tab-stops/>
      </style:paragraph-properties>
    </style:style>
    <style:style style:name="P74" style:parent-style-name="Kop3" style:family="paragraph">
      <style:paragraph-properties fo:break-before="page"/>
    </style:style>
    <style:style style:name="TableColumn76" style:family="table-column">
      <style:table-column-properties style:column-width="3.25in" style:use-optimal-column-width="false"/>
    </style:style>
    <style:style style:name="TableColumn77" style:family="table-column">
      <style:table-column-properties style:column-width="3.25in" style:use-optimal-column-width="false"/>
    </style:style>
    <style:style style:name="Table75" style:family="table">
      <style:table-properties style:width="6.5in" fo:margin-left="-0.009in" table:align="left"/>
    </style:style>
    <style:style style:name="TableRow78" style:family="table-row">
      <style:table-row-properties style:use-optimal-row-height="false"/>
    </style:style>
    <style:style style:name="TableCell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fo:font-weight="bold" style:font-weight-asian="bold" style:font-weight-complex="bold"/>
    </style:style>
    <style:style style:name="TableCell81" style:family="table-cell">
      <style:table-cell-properties fo:border="0.0034in solid #000000" style:writing-mode="lr-tb" fo:padding-top="0.0381in" fo:padding-left="0.0381in" fo:padding-bottom="0.0381in" fo:padding-right="0.0381in"/>
    </style:style>
    <style:style style:name="P82" style:parent-style-name="TableContents" style:family="paragraph">
      <style:text-properties fo:font-weight="bold" style:font-weight-asian="bold" style:font-weight-complex="bold"/>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text-properties fo:font-weight="bold" style:font-weight-asian="bold" style:font-weight-complex="bold"/>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TableContents" style:family="paragraph">
      <style:text-properties fo:font-weight="bold" style:font-weight-asian="bold" style:font-weight-complex="bold"/>
    </style:style>
    <style:style style:name="P88" style:parent-style-name="Normal" style:family="paragraph">
      <style:paragraph-properties fo:break-before="page" fo:margin-bottom="0in"/>
    </style:style>
    <style:style style:name="TableColumn90" style:family="table-column">
      <style:table-column-properties style:column-width="2.1666in" style:use-optimal-column-width="false"/>
    </style:style>
    <style:style style:name="TableColumn91" style:family="table-column">
      <style:table-column-properties style:column-width="2.1666in" style:use-optimal-column-width="false"/>
    </style:style>
    <style:style style:name="TableColumn92" style:family="table-column">
      <style:table-column-properties style:column-width="2.1666in" style:use-optimal-column-width="false"/>
    </style:style>
    <style:style style:name="Table89" style:family="table">
      <style:table-properties style:width="6.5in" fo:margin-left="-0.009in" table:align="left"/>
    </style:style>
    <style:style style:name="TableRow93" style:family="table-row">
      <style:table-row-properties style:use-optimal-row-height="false"/>
    </style:style>
    <style:style style:name="TableCell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fo:font-weight="bold" style:font-weight-asian="bold" style:font-weight-complex="bold"/>
    </style:style>
    <style:style style:name="TableCell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fo:font-weight="bold" style:font-weight-asian="bold" style:font-weight-complex="bold"/>
    </style:style>
    <style:style style:name="TableCell98" style:family="table-cell">
      <style:table-cell-properties fo:border="0.0034in solid #000000" style:writing-mode="lr-tb" fo:padding-top="0.0381in" fo:padding-left="0.0381in" fo:padding-bottom="0.0381in" fo:padding-right="0.0381in"/>
    </style:style>
    <style:style style:name="P99" style:parent-style-name="TableContents" style:family="paragraph">
      <style:text-properties fo:font-weight="bold" style:font-weight-asian="bold" style:font-weight-complex="bold"/>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Normal" style:family="paragraph">
      <style:paragraph-properties fo:break-before="page"/>
    </style:style>
    <style:style style:name="P125" style:parent-style-name="NoSpacing" style:family="paragraph">
      <style:text-properties fo:font-weight="bold" style:font-weight-asian="bold"/>
    </style:style>
    <style:style style:name="P126" style:parent-style-name="Lijstalinea" style:family="paragraph">
      <style:text-properties fo:font-weight="bold" style:font-weight-asian="bold"/>
    </style:style>
    <style:style style:name="P127" style:parent-style-name="Lijstalinea" style:family="paragraph"/>
    <style:style style:name="P128" style:parent-style-name="Lijstalinea" style:family="paragraph">
      <style:text-properties fo:font-weight="bold" style:font-weight-asian="bold"/>
    </style:style>
    <style:style style:name="P129" style:parent-style-name="Lijstalinea" style:family="paragraph"/>
    <style:style style:name="P130" style:parent-style-name="Lijstalinea" style:family="paragraph">
      <style:text-properties fo:font-weight="bold" style:font-weight-asian="bold"/>
    </style:style>
    <style:style style:name="P131" style:parent-style-name="Lijstalinea" style:family="paragraph"/>
    <style:style style:name="P132" style:parent-style-name="Lijstalinea" style:family="paragraph">
      <style:text-properties fo:font-weight="bold" style:font-weight-asian="bold"/>
    </style:style>
    <style:style style:name="P133" style:parent-style-name="Lijstalinea" style:family="paragraph"/>
    <style:style style:name="P134" style:parent-style-name="Lijstalinea" style:family="paragraph">
      <style:text-properties fo:font-weight="bold" style:font-weight-asian="bold"/>
    </style:style>
    <style:style style:name="P135" style:parent-style-name="Lijstalinea" style:family="paragraph"/>
    <style:style style:name="P136" style:parent-style-name="Heading3" style:family="paragraph">
      <style:paragraph-properties fo:break-before="page"/>
    </style:style>
    <style:style style:name="P137" style:parent-style-name="Normal" style:family="paragraph">
      <style:text-properties fo:font-weight="bold" style:font-weight-asian="bold"/>
    </style:style>
    <style:style style:name="P138" style:parent-style-name="Normal" style:family="paragraph">
      <style:text-properties fo:font-weight="bold" style:font-weight-asian="bold"/>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solid" draw:fill-color="#4472c4" draw:opacity="100%"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bitmap" draw:fill-image-name="a4" style:repeat="stretch" draw:opacity="100%" draw:stroke="none" draw:auto-grow-width="false" draw:auto-grow-height="false"/>
      <style:paragraph-properties style:font-independent-line-spacing="false" style:writing-mode="lr-tb"/>
    </style:style>
  </office:automatic-styles>
  <office:body>
    <office:text text:use-soft-page-breaks="true">
      <text:p text:style-name="P1"><draw:frame draw:z-index="251659264" draw:id="id0" draw:style-name="a0" draw:name="Text Box 152" text:anchor-type="paragraph" svg:x="0.2508in" svg:y="8.998in" svg:width="7.99792in" svg:height="1.00278in" style:rel-width="scale" style:rel-height="scale"><draw:text-box><text:p text:style-name="P2"><text:span text:style-name="T3">Mike Schatorje, Loek Ehren, Herm Lecluse, Simone Francesconi, Rick van Osch</text:span></text:p><text:p text:style-name="P4"><text:span text:style-name="T5"><text:s text:c="5"/></text:span></text:p></draw:text-box><svg:title/><svg:desc/></draw:frame><draw:frame draw:z-index="2" draw:id="id1" draw:style-name="a1" draw:name="Text Box 153" text:anchor-type="paragraph" svg:x="0.2508in" svg:y="7.7in" svg:width="7.99792in" svg:height="0.24306in" style:rel-width="scale" style:rel-height="scale"><draw:text-box><text:p text:style-name="P6"/></draw:text-box><svg:title/><svg:desc/></draw:frame><draw:frame draw:z-index="251658240" draw:id="id2" draw:style-name="a2" draw:name="Text Box 154" text:anchor-type="paragraph" svg:x="0.2508in" svg:y="3.3in" svg:width="7.99792in" svg:height="3.98403in" style:rel-width="scale" style:rel-height="scale"><draw:text-box><text:p text:style-name="P7"><text:span text:style-name="T8">Smart innovation</text:span></text:p><text:p text:style-name="P9"><text:span text:style-name="T10">Smart trash – Research report</text:span></text:p></draw:text-box><svg:title/><svg:desc/></draw:frame><draw:g draw:z-index="3" draw:name="Group 149" draw:id="id5" draw:style-name="a6" text:anchor-type="paragraph"><svg:title/><svg:desc/><draw:custom-shape svg:x="0.2508in" svg:y="0.2528in" svg:width="7.9976in" svg:height="1.2358in" draw:id="id3" draw:style-name="a3" draw:name="Rectangle 51"><svg:title/><svg:desc/><text:p text:style-name="Normal"/><draw:enhanced-geometry draw:type="non-primitive" svg:viewBox="0 0 7312660 1129665" draw:enhanced-path="M ?f0 ?f0 L ?f1 ?f0 ?f1 ?f2 ?f3 ?f4 ?f0 ?f5 ?f0 ?f0 Z N" draw:text-areas="?f24 ?f26 ?f25 ?f27" draw:glue-points="?f28 ?f29 ?f30 ?f29 ?f30 ?f31 ?f32 ?f33 ?f28 ?f34 ?f28 ?f29" draw:glue-point-leaving-directions="-0, -0, -0, -0, -0, -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8in" svg:y="0.2528in" svg:width="7.9976in" svg:height="1.3295in" draw:id="id4" draw:style-name="a5" draw:name="Rectangle 151"><svg:title/><svg:desc/><text:p text:style-name="Normal"/><draw:enhanced-geometry draw:type="non-primitive" svg:viewBox="0 0 21600 21600" draw:enhanced-path="M 0 0 L 21600 0 21600 21600 0 21600 Z N"/></draw:custom-shape></draw:g></text:p>
      <text:p text:style-name="P11"/>
      <text:p text:style-name="Kop1">Introduction</text:p>
      <text:p text:style-name="Standaard"/>
      <text:p text:style-name="Kop2">Background</text:p>
      <text:p text:style-name="Standaard">This<text:s/>report was written during the project module of the minor smart innovation, by Mike Schatorje, Loek Ehren, Herm Lecluse, Rick van Osch and Simone Francesconi.</text:p>
      <text:p text:style-name="Standaard">There are two types of garbage collection in Venlo. One of them is the traditional way: every household has its own container which are emptied at a set interval. A second way is the use of centralized garbage collection points. Households have to bring their garbage to these points. These points are also emptied on set intervals. Currently there is a<text:s/>transition from door-to-door collection to the latter solution: the centralized points.</text:p>
      <text:p text:style-name="Standaard">The centralized garbage collection system in Venlo is currently being managed rather inefficiently. Collection of garbage is done on a manual schedule basis, which leads to densely populated areas overflowing with garbage, while less densely populated areas have their garbage containers emptied while they are still half full.</text:p>
      <text:p text:style-name="Kop3">Problem description</text:p>
      <text:p text:style-name="Standaard">The problem that this project aims to solve is the more efficient collection of garbage, and thus reducing the overflow of trash. The evidence of the inefficient garbage collection will be included and presented next week.</text:p>
      <text:p text:style-name="Kop3">Research Objective</text:p>
      <text:p text:style-name="Standaard">The research objective is to create a more efficient garbage collection process in Venlo.</text:p>
      <text:p text:style-name="Kop3">Scope</text:p>
      <text:p text:style-name="Standaard">The scope of the project is limited to the process of collecting the large centralized underground public waste containers in Venlo.</text:p>
      <text:p text:style-name="Kop3">Core and sub questions</text:p>
      <text:p text:style-name="Standaard">The core and sub questions of the research are:</text:p>
      <text:list text:style-name="LFO1" text:continue-numbering="true">
        <text:list-item>
          <text:p text:style-name="P12">How can the garbage collection system in Venlo be improved?</text:p>
          <text:list text:continue-numbering="true">
            <text:list-item>
              <text:p text:style-name="P13">What is the current situation?</text:p>
            </text:list-item>
            <text:list-item>
              <text:p text:style-name="P14">What are the main problems of the current situation?</text:p>
            </text:list-item>
          </text:list>
        </text:list-item>
        <text:list-item>
          <text:p text:style-name="P15">How to measure the fill-level of a container?</text:p>
          <text:list text:continue-numbering="true">
            <text:list-item>
              <text:p text:style-name="P16">How do existing solutions measure the fill-level of a container?</text:p>
            </text:list-item>
            <text:list-item>
              <text:p text:style-name="P17">What other techniques could be used?</text:p>
            </text:list-item>
          </text:list>
        </text:list-item>
        <text:list-item>
          <text:p text:style-name="P18">How to collect data from the containers?</text:p>
          <text:list text:continue-numbering="true">
            <text:list-item>
              <text:p text:style-name="P19">What kind of data is needed?</text:p>
            </text:list-item>
            <text:list-item>
              <text:p text:style-name="P20">How do existing solutions collect data from the containers?</text:p>
            </text:list-item>
            <text:list-item>
              <text:p text:style-name="P21">What other techniques could be used?</text:p>
            </text:list-item>
          </text:list>
        </text:list-item>
        <text:list-item>
          <text:p text:style-name="P22">How to analyze the collected data?</text:p>
          <text:list text:continue-numbering="true">
            <text:list-item>
              <text:p text:style-name="P23">How do existing solutions analyze the data?</text:p>
            </text:list-item>
            <text:list-item>
              <text:p text:style-name="P24">What other<text:s/>techniques could be used?</text:p>
            </text:list-item>
          </text:list>
        </text:list-item>
        <text:list-item>
          <text:p text:style-name="P25">How to incorporate collected data into the garbage collection schedule?</text:p>
          <text:list text:continue-numbering="true">
            <text:list-item>
              <text:p text:style-name="P26">What does the current garbage collection scheduling process look like?</text:p>
            </text:list-item>
            <text:list-item>
              <text:p text:style-name="P27">How could the collected data be used to improve the scheduling process?</text:p>
            </text:list-item>
          </text:list>
        </text:list-item>
      </text:list>
      <text:p text:style-name="P28"/>
      <text:p text:style-name="P29"/>
      <text:p text:style-name="P30"/>
      <text:p text:style-name="Kop1">Project phases</text:p>
      <text:p text:style-name="Kop1"/>
      <text:p text:style-name="Kop2">Analysis</text:p>
      <text:p text:style-name="Kop2"/>
      <text:p text:style-name="Standaard">During the analysis phase, the required research to answer the sub questions will be done. A budget request for the necessary equipment will be made. Furthermore, a test application will be developed in order to test which equipment suits the<text:s/>application best.</text:p>
      <text:p text:style-name="Kop3">Core activities</text:p>
      <text:list text:style-name="LFO1" text:continue-numbering="true">
        <text:list-item>
          <text:p text:style-name="P31">Performing research activities to answer each question</text:p>
        </text:list-item>
        <text:list-item>
          <text:p text:style-name="P32">Making a budget request</text:p>
        </text:list-item>
        <text:list-item>
          <text:p text:style-name="P33">Building a test application for testing the equipment</text:p>
        </text:list-item>
        <text:list-item>
          <text:p text:style-name="P34">Testing the equipment</text:p>
        </text:list-item>
      </text:list>
      <text:p text:style-name="Kop2">Design</text:p>
      <text:p text:style-name="Standaard"/>
      <text:p text:style-name="Standaard">During the design phase, the research results will be used<text:s/>in order to design the application.</text:p>
      <text:p text:style-name="Kop3">Core activities</text:p>
      <text:list text:style-name="LFO1" text:continue-numbering="true">
        <text:list-item>
          <text:p text:style-name="P35">Designing the</text:p>
        </text:list-item>
      </text:list>
      <text:p text:style-name="Kop2">Implementation</text:p>
      <text:p text:style-name="Kop2"/>
      <text:p text:style-name="Standaard">During the implementation phase, the application will be built and tested.</text:p>
      <text:list text:style-name="LFO1" text:continue-numbering="true">
        <text:list-item>
          <text:p text:style-name="P36">building the application</text:p>
        </text:list-item>
        <text:list-item>
          <text:p text:style-name="P37">Testing the application</text:p>
        </text:list-item>
      </text:list>
      <text:p text:style-name="Kop2">(possible) delivery</text:p>
      <text:p text:style-name="Standaard"/>
      <text:list text:style-name="LFO1" text:continue-numbering="true">
        <text:list-item>
          <text:p text:style-name="P38">Delivering the application</text:p>
        </text:list-item>
      </text:list>
      <text:soft-page-break/>
      <text:p text:style-name="P39">Research design</text:p>
      <text:p text:style-name="Lijstalinea"/>
      <text:p text:style-name="Standaard">The following methods are going to be used to answer all the core and sub questions that exist in this project:</text:p>
      <text:list text:style-name="LFO1" text:continue-numbering="true">
        <text:list-item>
          <text:p text:style-name="P40">What is the current situation?</text:p>
          <text:list text:continue-numbering="true">
            <text:list-item>
              <text:p text:style-name="P41">Literature research</text:p>
            </text:list-item>
            <text:list-item>
              <text:p text:style-name="P42">Practical research</text:p>
            </text:list-item>
          </text:list>
        </text:list-item>
        <text:list-item>
          <text:p text:style-name="P43">What are the main problems of the current situation?</text:p>
          <text:list text:continue-numbering="true">
            <text:list-item>
              <text:p text:style-name="P44">Practical research</text:p>
            </text:list-item>
            <text:list-item>
              <text:p text:style-name="P45">Interviews</text:p>
            </text:list-item>
            <text:list-item>
              <text:p text:style-name="P46">Literature research</text:p>
            </text:list-item>
          </text:list>
        </text:list-item>
        <text:list-item>
          <text:p text:style-name="P47">How do existing solutions measure the fill-level of a container?</text:p>
          <text:list text:continue-numbering="true">
            <text:list-item>
              <text:p text:style-name="P48">Literature research</text:p>
            </text:list-item>
            <text:list-item>
              <text:p text:style-name="P49">(Possible Interviews)</text:p>
            </text:list-item>
          </text:list>
        </text:list-item>
        <text:list-item>
          <text:p text:style-name="P50">What other techniques could be used?</text:p>
          <text:list text:continue-numbering="true">
            <text:list-item>
              <text:p text:style-name="P51">Practical research</text:p>
            </text:list-item>
            <text:list-item>
              <text:p text:style-name="P52">Literature research</text:p>
            </text:list-item>
          </text:list>
        </text:list-item>
        <text:list-item>
          <text:p text:style-name="P53">What kind of data is needed?</text:p>
          <text:list text:continue-numbering="true">
            <text:list-item>
              <text:p text:style-name="P54">Literature research</text:p>
            </text:list-item>
            <text:list-item>
              <text:p text:style-name="P55">Interview</text:p>
            </text:list-item>
          </text:list>
        </text:list-item>
        <text:list-item>
          <text:p text:style-name="P56">How do existing solutions collect data from the containers?</text:p>
          <text:list text:continue-numbering="true">
            <text:list-item>
              <text:p text:style-name="P57">Literature research</text:p>
            </text:list-item>
            <text:list-item>
              <text:p text:style-name="P58">Interviews</text:p>
            </text:list-item>
          </text:list>
        </text:list-item>
        <text:list-item>
          <text:p text:style-name="P59">What other techniques could be used?</text:p>
          <text:list text:continue-numbering="true">
            <text:list-item>
              <text:p text:style-name="P60">Literature research</text:p>
            </text:list-item>
            <text:list-item>
              <text:p text:style-name="P61">Practical research</text:p>
            </text:list-item>
          </text:list>
        </text:list-item>
        <text:list-item>
          <text:p text:style-name="P62">How do existing solutions analyze the data?</text:p>
          <text:list text:continue-numbering="true">
            <text:list-item>
              <text:p text:style-name="P63">Literature<text:s/>research</text:p>
            </text:list-item>
            <text:list-item>
              <text:p text:style-name="P64">Interviews</text:p>
            </text:list-item>
          </text:list>
        </text:list-item>
        <text:list-item>
          <text:p text:style-name="P65">What other techniques could be used?</text:p>
          <text:soft-page-break/>
          <text:list text:continue-numbering="true">
            <text:list-item>
              <text:p text:style-name="P66">Literature research</text:p>
            </text:list-item>
          </text:list>
        </text:list-item>
        <text:list-item>
          <text:p text:style-name="P67">What does the current garbage collection scheduling process look like?</text:p>
          <text:list text:continue-numbering="true">
            <text:list-item>
              <text:p text:style-name="P68">Literature research</text:p>
            </text:list-item>
            <text:list-item>
              <text:p text:style-name="P69">Interviews</text:p>
            </text:list-item>
          </text:list>
        </text:list-item>
        <text:list-item>
          <text:p text:style-name="P70">How could the collected data be used to improve the scheduling process?</text:p>
          <text:list text:continue-numbering="true">
            <text:list-item>
              <text:p text:style-name="P71">Literature research</text:p>
            </text:list-item>
            <text:list-item>
              <text:p text:style-name="P72">Interviews</text:p>
            </text:list-item>
          </text:list>
        </text:list-item>
      </text:list>
      <text:p text:style-name="P73"/>
      <text:soft-page-break/>
      <text:p text:style-name="P74">SWOT Analysis</text:p>
      <table:table table:style-name="Table75">
        <table:table-columns>
          <table:table-column table:style-name="TableColumn76"/>
          <table:table-column table:style-name="TableColumn77"/>
        </table:table-columns>
        <table:table-row table:style-name="TableRow78">
          <table:table-cell table:style-name="TableCell79">
            <text:p text:style-name="P80">S</text:p>
            <text:p text:style-name="TableContents">Cheap labor</text:p>
            <text:p text:style-name="TableContents">Multidisciplinary project</text:p>
          </table:table-cell>
          <table:table-cell table:style-name="TableCell81">
            <text:p text:style-name="P82">W</text:p>
            <text:p text:style-name="TableContents">Little knowledge of situation</text:p>
            <text:p text:style-name="TableContents">Little time</text:p>
            <text:p text:style-name="TableContents"/>
          </table:table-cell>
        </table:table-row>
        <table:table-row table:style-name="TableRow83">
          <table:table-cell table:style-name="TableCell84">
            <text:p text:style-name="P85">O</text:p>
            <text:p text:style-name="TableContents">Smart City improvements</text:p>
          </table:table-cell>
          <table:table-cell table:style-name="TableCell86">
            <text:p text:style-name="P87">T</text:p>
            <text:p text:style-name="TableContents">Competition</text:p>
          </table:table-cell>
        </table:table-row>
      </table:table>
      <text:p text:style-name="Standaard"/>
      <text:p text:style-name="Standaard"/>
      <text:p text:style-name="P88"/>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ext:p text:style-name="P95">Stakeholder</text:p>
          </table:table-cell>
          <table:table-cell table:style-name="TableCell96">
            <text:p text:style-name="P97">Interest</text:p>
          </table:table-cell>
          <table:table-cell table:style-name="TableCell98">
            <text:p text:style-name="P99">Power</text:p>
          </table:table-cell>
        </table:table-row>
        <table:table-row table:style-name="TableRow100">
          <table:table-cell table:style-name="TableCell101">
            <text:p text:style-name="TableContents">Project team</text:p>
          </table:table-cell>
          <table:table-cell table:style-name="TableCell102">
            <text:p text:style-name="TableContents">High</text:p>
          </table:table-cell>
          <table:table-cell table:style-name="TableCell103">
            <text:p text:style-name="TableContents">Medium</text:p>
          </table:table-cell>
        </table:table-row>
        <table:table-row table:style-name="TableRow104">
          <table:table-cell table:style-name="TableCell105">
            <text:p text:style-name="TableContents">Fontys</text:p>
          </table:table-cell>
          <table:table-cell table:style-name="TableCell106">
            <text:p text:style-name="TableContents">Low</text:p>
          </table:table-cell>
          <table:table-cell table:style-name="TableCell107">
            <text:p text:style-name="TableContents">High</text:p>
          </table:table-cell>
        </table:table-row>
        <table:table-row table:style-name="TableRow108">
          <table:table-cell table:style-name="TableCell109">
            <text:p text:style-name="TableContents">GreenTechLab</text:p>
          </table:table-cell>
          <table:table-cell table:style-name="TableCell110">
            <text:p text:style-name="TableContents">Low</text:p>
          </table:table-cell>
          <table:table-cell table:style-name="TableCell111">
            <text:p text:style-name="TableContents">Medium</text:p>
          </table:table-cell>
        </table:table-row>
        <table:table-row table:style-name="TableRow112">
          <table:table-cell table:style-name="TableCell113">
            <text:p text:style-name="TableContents">Government</text:p>
          </table:table-cell>
          <table:table-cell table:style-name="TableCell114">
            <text:p text:style-name="TableContents">Medium</text:p>
          </table:table-cell>
          <table:table-cell table:style-name="TableCell115">
            <text:p text:style-name="TableContents">Low</text:p>
          </table:table-cell>
        </table:table-row>
        <table:table-row table:style-name="TableRow116">
          <table:table-cell table:style-name="TableCell117">
            <text:p text:style-name="TableContents">Van Gansewinkel</text:p>
          </table:table-cell>
          <table:table-cell table:style-name="TableCell118">
            <text:p text:style-name="TableContents">Medium</text:p>
          </table:table-cell>
          <table:table-cell table:style-name="TableCell119">
            <text:p text:style-name="TableContents">Low</text:p>
          </table:table-cell>
        </table:table-row>
        <table:table-row table:style-name="TableRow120">
          <table:table-cell table:style-name="TableCell121">
            <text:p text:style-name="TableContents">Tutors</text:p>
          </table:table-cell>
          <table:table-cell table:style-name="TableCell122">
            <text:p text:style-name="TableContents">Low/Medium</text:p>
          </table:table-cell>
          <table:table-cell table:style-name="TableCell123">
            <text:p text:style-name="TableContents">High</text:p>
          </table:table-cell>
        </table:table-row>
      </table:table>
      <text:p text:style-name="Standaard"/>
      <text:p text:style-name="P124"/>
      <text:soft-page-break/>
      <text:p text:style-name="P125">Hypotheses</text:p>
      <text:list text:style-name="LFO1" text:continue-numbering="true">
        <text:list-item>
          <text:p text:style-name="P126">How can the garbage collection system in Venlo be improved?</text:p>
          <text:list text:continue-numbering="true">
            <text:list-item>
              <text:p text:style-name="P127">By introducing an automated process to signal when a container should be emptied.</text:p>
            </text:list-item>
          </text:list>
        </text:list-item>
        <text:list-item>
          <text:p text:style-name="P128">How to measure the fill-level of a container?</text:p>
          <text:list text:continue-numbering="true">
            <text:list-item>
              <text:p text:style-name="P129">By using different sensors such as infrared sensors, ultrasonic and weight sensors.</text:p>
            </text:list-item>
          </text:list>
        </text:list-item>
        <text:list-item>
          <text:p text:style-name="P130">How to collect data from the containers?</text:p>
          <text:list text:continue-numbering="true">
            <text:list-item>
              <text:p text:style-name="P131">By using wireless transmission using LORA.</text:p>
            </text:list-item>
          </text:list>
        </text:list-item>
        <text:list-item>
          <text:p text:style-name="P132">How to analyze the collected data?</text:p>
          <text:list text:continue-numbering="true">
            <text:list-item>
              <text:p text:style-name="P133">?? Ask Monsieur</text:p>
            </text:list-item>
          </text:list>
        </text:list-item>
        <text:list-item>
          <text:p text:style-name="P134">How to incorporate collected data into the garbage collection schedule?</text:p>
          <text:list text:continue-numbering="true">
            <text:list-item>
              <text:p text:style-name="P135">By predicting when a container will be filled and emptying it before it is actually filled. And calculating optimal routes for waste collection trucks.<text:tab/><text:tab/><text:tab/><text:tab/></text:p>
            </text:list-item>
          </text:list>
        </text:list-item>
      </text:list>
      <text:soft-page-break/>
      <text:h text:style-name="P136" text:outline-level="3">Interview Questions</text:h>
      <text:p text:style-name="P137">Government:</text:p>
      <text:p text:style-name="Normal">Do you see a problem?</text:p>
      <text:p text:style-name="Normal">Were there any complaints?</text:p>
      <text:p text:style-name="Normal">Is there room for improvement?</text:p>
      <text:p text:style-name="Normal"/>
      <text:p text:style-name="P138">Process:</text:p>
      <text:p text:style-name="Normal">Who is involved in the collection process?</text:p>
      <text:p text:style-name="Normal">What is the interval of the collection process?</text:p>
      <text:p text:style-name="Normal">Do the containers have a maximum weight?</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true"/>
    </style: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Calibri Light"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Calibri Light" fo:color="#1F3763" fo:font-size="12pt" style:font-size-asian="12pt" style:font-size-complex="12pt" fo:hyphenate="false"/>
    </style:style>
    <style:style style:name="Standaard" style:display-name="Standaard" style:family="paragraph">
      <style:text-properties fo:hyphenate="false"/>
    </style:style>
    <style:style style:name="Geenafstand" style:display-name="Geen afstand" style:family="paragraph">
      <style:paragraph-properties fo:margin-bottom="0in" fo:line-height="100%"/>
      <style:text-properties style:font-name-asian="Times New Roman" fo:hyphenate="false"/>
    </style:style>
    <style:style style:name="Lijstalinea" style:display-name="Lijstalinea" style:family="paragraph" style:parent-style-name="Standaard">
      <style:paragraph-properties fo:margin-left="0.5in">
        <style:tab-stops/>
      </style:paragraph-properties>
      <style:text-properties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Standaardalinea-lettertype" style:display-name="Standaardalinea-lettertype" style:family="text"/>
    <style:style style:name="NoSpacingChar" style:display-name="No Spacing Char" style:family="text" style:parent-style-name="Standaardalinea-lettertype">
      <style:text-properties style:font-name-asian="Times New Roman"/>
    </style:style>
    <style:style style:name="Heading1Char" style:display-name="Heading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Standaardalinea-lettertype">
      <style:text-properties style:font-name="Calibri Light" style:font-name-asian="Times New Roman" style:font-name-complex="Times New Roman" fo:color="#1F3763" fo:font-size="12pt" style:font-size-asian="12pt" style:font-size-complex="12pt"/>
    </style:style>
    <style:style style:name="Heading2Char1" style:display-name="Heading 2 Char1"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1Char1" style:display-name="Heading 1 Char1"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1" style:display-name="Heading 3 Char1"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NoSpacing" style:display-name="No Spacing" style:family="paragraph">
      <style:paragraph-properties fo:margin-bottom="0in" fo:line-height="100%"/>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4"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mart innovation</dc:title>
    <dc:description/>
    <dc:subject>Smart trash – Research report</dc:subject>
    <meta:initial-creator>Mike Schatorje, Loek Ehren, Herm Lecluse, Simone Francesconi, Rick van Osch</meta:initial-creator>
    <dc:creator>Loek Ehren</dc:creator>
    <meta:creation-date>2017-02-22T13:10:00Z</meta:creation-date>
    <dc:date>2017-02-22T13:10:00Z</dc:date>
    <meta:template xlink:href="Normal" xlink:type="simple"/>
    <meta:editing-cycles>2</meta:editing-cycles>
    <meta:editing-duration>PT0S</meta:editing-duration>
    <meta:document-statistic meta:page-count="10" meta:paragraph-count="10" meta:word-count="801" meta:character-count="5360" meta:row-count="38" meta:non-whitespace-character-count="4569"/>
  </office:meta>
</office:document-meta>
</file>